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675" officeooo:paragraph-rsid="000326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5:02:38.947375084</meta:creation-date>
    <meta:generator>LibreOffice/7.3.7.2$Linux_X86_64 LibreOffice_project/30$Build-2</meta:generator>
    <dc:date>2024-06-02T15:25:37.792806743</dc:date>
    <meta:editing-duration>PT2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</office:meta>
</office:document-meta>
</file>